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W-Sung" svg:font-family="TW-Sung, TW-Sung-Ext-B, TW-Sung-Plu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HanWangZonYi" svg:font-family="HanWangZonYi" style:font-pitch="variable"/>
    <style:font-face style:name="Microsoft JhengHei" svg:font-family="'Microsoft JhengHei'" style:font-pitch="variable"/>
    <style:font-face style:name="cwTeX Q Yuan" svg:font-family="'cwTeX Q Yuan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9.88mm"/>
      <style:text-properties fo:font-size="14pt" officeooo:rsid="00237e16" officeooo:paragraph-rsid="00237e16" style:font-size-asian="14pt" style:font-size-complex="14pt"/>
    </style:style>
    <style:style style:name="P2" style:family="paragraph" style:parent-style-name="Standard">
      <style:paragraph-properties fo:line-height="9.88mm"/>
      <style:text-properties fo:font-size="14pt" officeooo:rsid="00237e16" officeooo:paragraph-rsid="00312a23" style:font-size-asian="14pt" style:font-size-complex="14pt"/>
    </style:style>
    <style:style style:name="P3" style:family="paragraph" style:parent-style-name="Standard">
      <style:paragraph-properties fo:line-height="9.88mm" fo:text-align="center" style:justify-single-word="false"/>
      <style:text-properties fo:font-size="14pt" officeooo:rsid="00237e16" officeooo:paragraph-rsid="00312a23" style:font-size-asian="14pt" style:font-size-complex="14pt"/>
    </style:style>
    <style:style style:name="P4" style:family="paragraph" style:parent-style-name="Standard">
      <style:paragraph-properties fo:line-height="9.88mm"/>
      <style:text-properties fo:font-size="14pt" officeooo:rsid="00312a23" officeooo:paragraph-rsid="00312a23" style:font-size-asian="14pt" style:font-size-complex="14pt"/>
    </style:style>
    <style:style style:name="P5" style:family="paragraph" style:parent-style-name="Standard">
      <style:paragraph-properties fo:line-height="9.88mm"/>
      <style:text-properties fo:font-size="14pt" officeooo:rsid="00312a23" officeooo:paragraph-rsid="00334d63" style:font-size-asian="14pt" style:font-size-complex="14pt"/>
    </style:style>
    <style:style style:name="P6" style:family="paragraph" style:parent-style-name="Standard">
      <style:paragraph-properties fo:line-height="9.88mm" fo:text-align="center" style:justify-single-word="false"/>
      <style:text-properties fo:font-size="20pt" officeooo:rsid="002ce5e9" officeooo:paragraph-rsid="002ce5e9" style:font-name-asian="Microsoft JhengHei" style:font-size-asian="20pt" style:font-size-complex="20pt"/>
    </style:style>
    <style:style style:name="P7" style:family="paragraph" style:parent-style-name="Standard">
      <style:paragraph-properties fo:line-height="9.88mm" fo:text-align="center" style:justify-single-word="false"/>
      <style:text-properties fo:font-size="20pt" officeooo:rsid="002ce5e9" officeooo:paragraph-rsid="00312a23" style:font-name-asian="Microsoft JhengHei" style:font-size-asian="20pt" style:font-size-complex="20pt"/>
    </style:style>
    <style:style style:name="P8" style:family="paragraph" style:parent-style-name="Standard">
      <style:paragraph-properties fo:line-height="9.88mm"/>
      <style:text-properties fo:font-size="10.5pt" officeooo:rsid="002ce5e9" officeooo:paragraph-rsid="002ce5e9" style:font-size-asian="10.5pt" style:font-size-complex="10.5pt"/>
    </style:style>
    <style:style style:name="P9" style:family="paragraph" style:parent-style-name="Standard">
      <style:paragraph-properties fo:line-height="11.99mm"/>
      <style:text-properties fo:font-size="16pt" officeooo:rsid="00312a23" officeooo:paragraph-rsid="00312a23" style:font-size-asian="16pt" style:font-size-complex="16pt"/>
    </style:style>
    <style:style style:name="T1" style:family="text">
      <style:text-properties officeooo:rsid="00312a23"/>
    </style:style>
    <style:style style:name="T2" style:family="text">
      <style:text-properties style:font-name-asian="HanWangZonYi"/>
    </style:style>
    <style:style style:name="T3" style:family="text">
      <style:text-properties style:font-name-asian="cwTeX Q Yuan"/>
    </style:style>
    <style:style style:name="Ru1" style:family="ruby">
      <style:ruby-properties style:ruby-align="center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[<text:span text:style-name="T3">無形書院 經典會讀 資料</text:span>]</text:p>
      <text:p text:style-name="P6">孟子‧梁惠王上（一）</text:p>
      <text:p text:style-name="P1"/>
      <text:p text:style-name="P4">孟子見梁惠王。王曰：「叟不遠千里而來，亦將有以利吾國乎？」 </text:p>
      <text:p text:style-name="P4">孟子對曰：「王何必曰利？亦有仁義而已矣。王曰『何以利吾國』？大夫曰『何以利吾家』？士庶人曰『何以利吾身』？上下交征利而國危矣。萬乘之國弒其君者，必千<text:ruby text:style-name="Ru1"><text:ruby-base>乘</text:ruby-base><text:ruby-text>shèng</text:ruby-text></text:ruby>之家；千乘之國弒其君者，必百乘之家。萬取千焉，千取百焉，不為不多矣。苟為後義而先利，不奪不饜。未有仁而遺其親者也，未有義而後其君者也。王亦曰仁義而已矣，何必曰利？」 </text:p>
      <text:p text:style-name="P4"/>
      <text:p text:style-name="P4">孟子見梁惠王，王立於沼上，顧鴻<text:ruby text:style-name="Ru1"><text:ruby-base>鴈</text:ruby-base><text:ruby-text>yɑ̀n</text:ruby-text></text:ruby>麋鹿，曰：「賢者亦樂此乎？」 <text:tab/><text:tab/> </text:p>
      <text:p text:style-name="P4">孟子對曰：「賢者而後樂此，不賢者雖有此，不樂也。《詩》云：『經始靈臺，經之營之，庶民攻之，不日成之。經始勿亟，庶民子來。王在靈囿，<text:ruby text:style-name="Ru1"><text:ruby-base>麀</text:ruby-base><text:ruby-text>yōu</text:ruby-text></text:ruby>鹿攸伏，麀鹿濯濯，白鳥鶴鶴。王在靈沼，於<text:ruby text:style-name="Ru1"><text:ruby-base>牣</text:ruby-base><text:ruby-text>rèn</text:ruby-text></text:ruby>魚躍。』文王以民力為臺為沼。而民歡樂之，謂其臺曰靈臺，謂其沼曰靈沼，樂其有麋鹿魚鼈。古之人與民偕樂，故能樂也。《湯誓》曰：『時日害喪？予及女偕亡。』民欲與之偕亡，雖有臺池鳥獸，豈能獨樂哉？」 </text:p>
      <text:p text:style-name="P4"/>
      <text:p text:style-name="P4">梁惠王曰：「寡人之於國也，盡心焉耳矣。河內凶，則移其民於河東，移其粟於河內。河東凶亦然。察鄰國之政，無如寡人之用心者。鄰國之民不加少，寡人之民不加多，何也？」 <text:tab/><text:tab/> </text:p>
      <text:p text:style-name="P4">孟子對曰：「王好戰，請以戰喻。填然鼓之，兵刃既接，棄甲曳兵而走。或百步而後止，或五十步而後止。以五十步笑百步，則何如？」 <text:tab/> </text:p>
      <text:p text:style-name="P4">曰：「不可，直不百步耳，是亦走也。」 </text:p>
      <text:p text:style-name="P2"><text:span text:style-name="T1">曰：「王如知此，則無望民之多於鄰國也。不違農時，穀不可勝食也；數</text:span><text:ruby text:style-name="Ru1"><text:ruby-base><text:span text:style-name="T1">罟</text:span></text:ruby-base><text:ruby-text>gǔ</text:ruby-text></text:ruby><text:span text:style-name="T1">不入</text:span><text:ruby text:style-name="Ru1"><text:ruby-base><text:span text:style-name="T1">洿</text:span></text:ruby-base><text:ruby-text>wū</text:ruby-text></text:ruby><text:span text:style-name="T1">池，魚鼈不可勝食也；斧斤以時入山林，材木不可勝用也。穀與魚鼈不可勝食，材木不可勝用，是使民養生喪死無憾也。養生喪死無憾，王道之始也。五畝之宅，樹之以桑，五十者可以衣帛矣；雞豚狗彘之畜，無失其時，七十者可以食肉矣；百畝之田，勿奪其時，數口之家可以無飢矣；謹庠序之教，申之以孝悌之養，頒白者不負戴於道路矣。七十者</text:span><text:soft-page-break/><text:span text:style-name="T1">衣帛食肉，黎民不飢不寒，然而不王者，未之有也。 <text:tab/><text:tab/> </text:span></text:p>
      <text:p text:style-name="P4">狗彘食人食而不知檢，塗有餓<text:ruby text:style-name="Ru1"><text:ruby-base>莩</text:ruby-base><text:ruby-text>piǎo</text:ruby-text></text:ruby>而不知發；人死，則曰：『非我也，歲也。』是何異於刺人而殺之，曰：『非我也，兵也。』王無罪歲，斯天下之民至焉。」 </text:p>
      <text:p text:style-name="P4"/>
      <text:p text:style-name="P4">梁惠王曰：「寡人願安承教。」 <text:tab/><text:tab/> </text:p>
      <text:p text:style-name="P4">孟子對曰：「殺人以梃與刃，有以異乎？」 </text:p>
      <text:p text:style-name="P4">曰：「無以異也。」 </text:p>
      <text:p text:style-name="P4">「以刃與政，有以異乎？」 </text:p>
      <text:p text:style-name="P4">曰：「無以異也。」 </text:p>
      <text:p text:style-name="P4">曰：「庖有肥肉，<text:ruby text:style-name="Ru1"><text:ruby-base>廐</text:ruby-base><text:ruby-text>jiù</text:ruby-text></text:ruby>有肥馬，民有飢色，野有餓莩，此率獸而食人也。獸相食，且人惡之。為民父母，行政不免於率獸而食人。惡在其為民父母也？仲尼曰：『始作俑者，其無後乎！』為其象人而用之也。如之何其使斯民飢而死也？」 </text:p>
      <text:p text:style-name="P4"/>
      <text:p text:style-name="P4">梁惠王曰：「晉國，天下莫強焉，叟之所知也。及寡人之身，東敗於齊，長子死焉；西喪地於秦七百里；南辱於楚。寡人恥之，願比死者一洒之，如之何則可？」 <text:tab/><text:tab/> </text:p>
      <text:p text:style-name="P5">孟子對曰：「地方百里而可以王。王如施仁政於民，省刑罰，薄稅斂，深耕易<text:ruby text:style-name="Ru1"><text:ruby-base>耨</text:ruby-base><text:ruby-text>nòu</text:ruby-text></text:ruby>。壯者以暇日修其孝悌忠信，入以事其父兄，出以事其長上，可使制梃以撻秦楚之堅甲利兵矣。彼奪其民時，使不得耕<text:ruby text:style-name="Ru1"><text:ruby-base>耨</text:ruby-base><text:ruby-text>nòu</text:ruby-text></text:ruby>以養其父母，父母凍餓，兄弟妻子離散。彼陷溺其民，王往而征之，夫誰與王敵？故曰：『仁者無敵。』王請勿疑！」 </text:p>
      <text:p text:style-name="P4"/>
      <text:p text:style-name="P4">孟子見梁襄王。出，語人曰：「望之不似人君，就之而不見所畏焉。卒然問曰：『天下惡乎定？』吾對曰：『定于一。』 </text:p>
      <text:p text:style-name="P4">『孰能一之？』對曰：『不嗜殺人者能一之。』 </text:p>
      <text:p text:style-name="P4">『孰能與之？』對曰：『天下莫不與也。王知夫苗乎？七八月之間旱，則苗<text:ruby text:style-name="Ru1"><text:ruby-base>槁</text:ruby-base><text:ruby-text>gǎo</text:ruby-text></text:ruby>矣。天油然作雲，沛然下雨，則苗浡然興之矣。其如是，孰能禦之？今夫天下之人牧，未有不嗜殺人者也，如有不嗜殺人者，則天下之民皆引領而望之矣。誠如是也，民歸之，由水之就下，沛然誰能禦之？』」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W-Sung" svg:font-family="TW-Sung, TW-Sung-Ext-B, TW-Sung-Plu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HanWangZonYi" svg:font-family="HanWangZonYi" style:font-pitch="variable"/>
    <style:font-face style:name="Microsoft JhengHei" svg:font-family="'Microsoft JhengHei'" style:font-pitch="variable"/>
    <style:font-face style:name="cwTeX Q Yuan" svg:font-family="'cwTeX Q Yuan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W-Sung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TW-Sung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TW-Sung" style:font-family-asian="TW-Sung, TW-Sung-Ext-B, TW-Sung-Plus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-asian="TW-Sung" style:font-family-asian="TW-Sung, TW-Sung-Ext-B, TW-Sung-Plu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name-asian="TW-Sung" style:font-family-asian="TW-Sung, TW-Sung-Ext-B, TW-Sung-Plus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TW-Sung" style:font-family-asian="TW-Sung, TW-Sung-Ext-B, TW-Sung-Plus"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Marginalia" style:family="paragraph" style:parent-style-name="Text_20_body" style:class="text">
      <style:paragraph-properties fo:margin-left="40.01mm" fo:margin-right="0mm" fo:text-indent="0mm" style:auto-text-indent="false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paragraph-properties fo:margin-top="0mm" fo:margin-bottom="1.06m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mm" fo:margin-bottom="1.06mm" style:contextual-spacing="false" text:number-lines="false" text:line-number="0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6.35mm" fo:margin-right="0mm" fo:margin-top="0mm" fo:margin-bottom="2.12mm" style:contextual-spacing="false" fo:text-indent="-6.35m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1.75mm" fo:margin-right="0mm" fo:margin-top="0mm" fo:margin-bottom="4.23mm" style:contextual-spacing="false" fo:text-indent="-6.35mm" style:auto-text-indent="false"/>
    </style:style>
    <style:style style:name="List_20_5" style:display-name="List 5" style:family="paragraph" style:parent-style-name="List" style:class="list">
      <style:paragraph-properties fo:margin-left="31.75mm" fo:margin-right="0mm" fo:margin-top="0mm" fo:margin-bottom="2.12mm" style:contextual-spacing="false" fo:text-indent="-6.35m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5.4mm" fo:margin-right="0mm" fo:margin-top="4.23mm" fo:margin-bottom="2.12mm" style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style:contextual-spacing="false" fo:text-indent="-6.35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Rubies" style:family="text">
      <style:text-properties style:text-position="0% 100%" style:font-name="Liberation Serif1" fo:font-family="'Liberation Serif'" style:font-style-name="Regular" style:font-family-generic="roman" style:font-pitch="variable" fo:font-size="8pt" style:text-underline-style="none" fo:font-weight="normal" fo:background-color="#ffffff" style:font-size-asian="6pt" style:font-size-complex="6pt" style:text-emphasize="none" style:shadow="none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6.1mm" fo:margin-bottom="12.88mm" fo:margin-left="11.38mm" fo:margin-right="8.94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jsoon </meta:initial-creator>
    <meta:creation-date>2015-11-16T14:42:45.249950198</meta:creation-date>
    <dc:date>2016-02-25T21:19:51.796974616</dc:date>
    <dc:creator>ejsoon </dc:creator>
    <meta:editing-duration>PT2H45M57S</meta:editing-duration>
    <meta:editing-cycles>16</meta:editing-cycles>
    <meta:generator>LibreOffice/4.2.7.2$Linux_X86_64 LibreOffice_project/420m0$Build-2</meta:generator>
    <meta:document-statistic meta:table-count="0" meta:image-count="0" meta:object-count="0" meta:page-count="2" meta:paragraph-count="22" meta:word-count="1436" meta:character-count="1475" meta:non-whitespace-character-count="1436"/>
  </office:meta>
</office:document-meta>
</file>